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ng" table:style-name="ta1">
        <table:shapes>
          <draw:frame draw:z-index="0" draw:style-name="gr1" draw:text-style-name="P1" svg:width="6.2988in" svg:height="3.5429in" svg:x="17.7602in" svg:y="1.4161in">
            <draw:object draw:notify-on-update-of-ranges="Long.E9:Long.E9 Long.E10:Long.E29 Long.F9:Long.F9 Long.F10:Long.F29 Long.P9:Long.P9 Long.P10:Long.P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7717in" svg:y="6.6169in">
            <draw:object draw:notify-on-update-of-ranges="Long.E38:Long.E38 Long.E39:Long.E58 Long.F38:Long.F38 Long.F39:Long.F58 Long.P38:Long.P38 Long.P39:Long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772in" svg:y="11.8185in">
            <draw:object draw:notify-on-update-of-ranges="Long.E67:Long.E67 Long.E68:Long.E87 Long.F67:Long.F67 Long.F68:Long.F87 Long.P67:Long.P67 Long.P68:Long.P8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7492in" svg:y="16.9303in">
            <draw:object draw:notify-on-update-of-ranges="Long.E96:Long.E96 Long.E97:Long.E116 Long.F96:Long.F96 Long.F97:Long.F116 Long.P96:Long.P96 Long.P97:Long.P1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7717in" svg:y="22.1315in">
            <draw:object draw:notify-on-update-of-ranges="Long.E125:Long.E125 Long.E126:Long.E145 Long.F125:Long.F125 Long.F126:Long.F145 Long.P125:Long.P125 Long.P126:Long.P1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Long</text:p>
          </table:table-cell>
          <table:table-cell table:number-columns-repeated="9"/>
          <table:table-cell table:style-name="ce1" office:value-type="string" calcext:value-type="string">
            <text:p>V4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ist_lwr_max</text:p>
          </table:table-cell>
          <table:table-cell table:number-columns-repeated="9"/>
          <table:table-cell office:value-type="string" calcext:value-type="string">
            <text:p>hist_lwr_max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90308" calcext:value-type="float">
            <text:p>0.790308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635692" calcext:value-type="float">
            <text:p>0.635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268615" calcext:value-type="float">
            <text:p>0.268615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326763" calcext:value-type="float">
            <text:p>0.326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87" calcext:value-type="float">
            <text:p>87</text:p>
          </table:table-cell>
          <table:table-cell office:value-type="float" office:value="0.133846" calcext:value-type="float">
            <text:p>0.13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45" calcext:value-type="float">
            <text:p>45</text:p>
          </table:table-cell>
          <table:table-cell office:value-type="float" office:value="0.0692308" calcext:value-type="float">
            <text:p>0.0692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112" calcext:value-type="float">
            <text:p>112</text:p>
          </table:table-cell>
          <table:table-cell office:value-type="float" office:value="0.172308" calcext:value-type="float">
            <text:p>0.17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3" calcext:value-type="float">
            <text:p>123</text:p>
          </table:table-cell>
          <table:table-cell office:value-type="float" office:value="0.189231" calcext:value-type="float">
            <text:p>0.18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8" calcext:value-type="float">
            <text:p>48</text:p>
          </table:table-cell>
          <table:table-cell office:value-type="float" office:value="0.0738462" calcext:value-type="float">
            <text:p>0.0738462</text:p>
          </table:table-cell>
          <table:table-cell office:value-type="float" office:value="98" calcext:value-type="float">
            <text:p>98</text:p>
          </table:table-cell>
          <table:table-cell office:value-type="float" office:value="0.150769" calcext:value-type="float">
            <text:p>0.150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76" calcext:value-type="float">
            <text:p>76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199" calcext:value-type="float">
            <text:p>199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08" calcext:value-type="float">
            <text:p>108</text:p>
          </table:table-cell>
          <table:table-cell office:value-type="float" office:value="0.166154" calcext:value-type="float">
            <text:p>0.166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326154" calcext:value-type="float">
            <text:p>0.32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18" calcext:value-type="float">
            <text:p>118</text:p>
          </table:table-cell>
          <table:table-cell office:value-type="float" office:value="0.181538" calcext:value-type="float">
            <text:p>0.18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9" calcext:value-type="float">
            <text:p>129</text:p>
          </table:table-cell>
          <table:table-cell office:value-type="float" office:value="0.198462" calcext:value-type="float">
            <text:p>0.198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254" calcext:value-type="float">
            <text:p>254</text:p>
          </table:table-cell>
          <table:table-cell office:value-type="float" office:value="0.390769" calcext:value-type="float">
            <text:p>0.39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41" calcext:value-type="float">
            <text:p>141</text:p>
          </table:table-cell>
          <table:table-cell office:value-type="float" office:value="0.216923" calcext:value-type="float">
            <text:p>0.21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0" calcext:value-type="float">
            <text:p>270</text:p>
          </table:table-cell>
          <table:table-cell office:value-type="float" office:value="0.415385" calcext:value-type="float">
            <text:p>0.4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51" calcext:value-type="float">
            <text:p>151</text:p>
          </table:table-cell>
          <table:table-cell office:value-type="float" office:value="0.232308" calcext:value-type="float">
            <text:p>0.23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284" calcext:value-type="float">
            <text:p>284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63" calcext:value-type="float">
            <text:p>163</text:p>
          </table:table-cell>
          <table:table-cell office:value-type="float" office:value="0.250769" calcext:value-type="float">
            <text:p>0.2507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74" calcext:value-type="float">
            <text:p>174</text:p>
          </table:table-cell>
          <table:table-cell office:value-type="float" office:value="0.267692" calcext:value-type="float">
            <text:p>0.2676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328" calcext:value-type="float">
            <text:p>328</text:p>
          </table:table-cell>
          <table:table-cell office:value-type="float" office:value="0.504615" calcext:value-type="float">
            <text:p>0.50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188" calcext:value-type="float">
            <text:p>188</text:p>
          </table:table-cell>
          <table:table-cell office:value-type="float" office:value="0.289231" calcext:value-type="float">
            <text:p>0.28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344" calcext:value-type="float">
            <text:p>344</text:p>
          </table:table-cell>
          <table:table-cell office:value-type="float" office:value="0.529231" calcext:value-type="float">
            <text:p>0.52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210" calcext:value-type="float">
            <text:p>210</text:p>
          </table:table-cell>
          <table:table-cell office:value-type="float" office:value="0.323077" calcext:value-type="float">
            <text:p>0.323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65" calcext:value-type="float">
            <text:p>365</text:p>
          </table:table-cell>
          <table:table-cell office:value-type="float" office:value="0.561538" calcext:value-type="float">
            <text:p>0.5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83" calcext:value-type="float">
            <text:p>383</text:p>
          </table:table-cell>
          <table:table-cell office:value-type="float" office:value="0.589231" calcext:value-type="float">
            <text:p>0.58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30" calcext:value-type="float">
            <text:p>30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261" calcext:value-type="float">
            <text:p>261</text:p>
          </table:table-cell>
          <table:table-cell office:value-type="float" office:value="0.401538" calcext:value-type="float">
            <text:p>0.4015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397" calcext:value-type="float">
            <text:p>397</text:p>
          </table:table-cell>
          <table:table-cell office:value-type="float" office:value="0.610769" calcext:value-type="float">
            <text:p>0.610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02" calcext:value-type="float">
            <text:p>302</text:p>
          </table:table-cell>
          <table:table-cell office:value-type="float" office:value="0.464615" calcext:value-type="float">
            <text:p>0.464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22" calcext:value-type="float">
            <text:p>422</text:p>
          </table:table-cell>
          <table:table-cell office:value-type="float" office:value="0.649231" calcext:value-type="float">
            <text:p>0.64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lwr_placed</text:p>
          </table:table-cell>
          <table:table-cell table:number-columns-repeated="9"/>
          <table:table-cell office:value-type="string" calcext:value-type="string">
            <text:p>hist_lwr_placed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790154" calcext:value-type="float">
            <text:p>0.790154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635231" calcext:value-type="float">
            <text:p>0.635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268996" calcext:value-type="float">
            <text:p>0.268996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327378" calcext:value-type="float">
            <text:p>0.327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5)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gt;= 0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5, 0.1)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&gt;= 0.05</text:p>
          </table:table-cell>
          <table:table-cell office:value-type="float" office:value="17" calcext:value-type="float">
            <text:p>17</text:p>
          </table:table-cell>
          <table:table-cell office:value-type="float" office:value="0.0261538" calcext:value-type="float">
            <text:p>0.0261538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, 0.15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&gt;= 0.1</text:p>
          </table:table-cell>
          <table:table-cell office:value-type="float" office:value="39" calcext:value-type="float">
            <text:p>39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5, 0.2)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gt;= 0.15</text:p>
          </table:table-cell>
          <table:table-cell office:value-type="float" office:value="28" calcext:value-type="float">
            <text:p>28</text:p>
          </table:table-cell>
          <table:table-cell office:value-type="float" office:value="0.0430769" calcext:value-type="float">
            <text:p>0.0430769</text:p>
          </table:table-cell>
          <table:table-cell office:value-type="float" office:value="93" calcext:value-type="float">
            <text:p>93</text:p>
          </table:table-cell>
          <table:table-cell office:value-type="float" office:value="0.143077" calcext:value-type="float">
            <text:p>0.14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45" calcext:value-type="float">
            <text:p>45</text:p>
          </table:table-cell>
          <table:table-cell office:value-type="float" office:value="0.0692308" calcext:value-type="float">
            <text:p>0.0692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, 0.25)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= 0.2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112" calcext:value-type="float">
            <text:p>112</text:p>
          </table:table-cell>
          <table:table-cell office:value-type="float" office:value="0.172308" calcext:value-type="float">
            <text:p>0.172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25, 0.3)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3" calcext:value-type="float">
            <text:p>123</text:p>
          </table:table-cell>
          <table:table-cell office:value-type="float" office:value="0.189231" calcext:value-type="float">
            <text:p>0.189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48" calcext:value-type="float">
            <text:p>48</text:p>
          </table:table-cell>
          <table:table-cell office:value-type="float" office:value="0.0738462" calcext:value-type="float">
            <text:p>0.0738462</text:p>
          </table:table-cell>
          <table:table-cell office:value-type="float" office:value="98" calcext:value-type="float">
            <text:p>98</text:p>
          </table:table-cell>
          <table:table-cell office:value-type="float" office:value="0.150769" calcext:value-type="float">
            <text:p>0.150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, 0.35)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gt;= 0.3</text:p>
          </table:table-cell>
          <table:table-cell office:value-type="float" office:value="76" calcext:value-type="float">
            <text:p>76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199" calcext:value-type="float">
            <text:p>199</text:p>
          </table:table-cell>
          <table:table-cell office:value-type="float" office:value="0.306154" calcext:value-type="float">
            <text:p>0.30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08" calcext:value-type="float">
            <text:p>108</text:p>
          </table:table-cell>
          <table:table-cell office:value-type="float" office:value="0.166154" calcext:value-type="float">
            <text:p>0.166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35, 0.4)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&gt;= 0.35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12" calcext:value-type="float">
            <text:p>212</text:p>
          </table:table-cell>
          <table:table-cell office:value-type="float" office:value="0.326154" calcext:value-type="float">
            <text:p>0.32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18" calcext:value-type="float">
            <text:p>118</text:p>
          </table:table-cell>
          <table:table-cell office:value-type="float" office:value="0.181538" calcext:value-type="float">
            <text:p>0.18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, 0.45)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gt;= 0.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29" calcext:value-type="float">
            <text:p>129</text:p>
          </table:table-cell>
          <table:table-cell office:value-type="float" office:value="0.198462" calcext:value-type="float">
            <text:p>0.1984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45, 0.5)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= 0.45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254" calcext:value-type="float">
            <text:p>254</text:p>
          </table:table-cell>
          <table:table-cell office:value-type="float" office:value="0.390769" calcext:value-type="float">
            <text:p>0.39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41" calcext:value-type="float">
            <text:p>141</text:p>
          </table:table-cell>
          <table:table-cell office:value-type="float" office:value="0.216923" calcext:value-type="float">
            <text:p>0.21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5, 0.55)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gt;= 0.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0" calcext:value-type="float">
            <text:p>270</text:p>
          </table:table-cell>
          <table:table-cell office:value-type="float" office:value="0.415385" calcext:value-type="float">
            <text:p>0.4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151" calcext:value-type="float">
            <text:p>151</text:p>
          </table:table-cell>
          <table:table-cell office:value-type="float" office:value="0.232308" calcext:value-type="float">
            <text:p>0.23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55, 0.6)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284" calcext:value-type="float">
            <text:p>284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163" calcext:value-type="float">
            <text:p>163</text:p>
          </table:table-cell>
          <table:table-cell office:value-type="float" office:value="0.250769" calcext:value-type="float">
            <text:p>0.2507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6, 0.65)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&gt;= 0.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174" calcext:value-type="float">
            <text:p>174</text:p>
          </table:table-cell>
          <table:table-cell office:value-type="float" office:value="0.267692" calcext:value-type="float">
            <text:p>0.2676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65, 0.7)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gt;= 0.65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328" calcext:value-type="float">
            <text:p>328</text:p>
          </table:table-cell>
          <table:table-cell office:value-type="float" office:value="0.504615" calcext:value-type="float">
            <text:p>0.50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188" calcext:value-type="float">
            <text:p>188</text:p>
          </table:table-cell>
          <table:table-cell office:value-type="float" office:value="0.289231" calcext:value-type="float">
            <text:p>0.289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7, 0.75)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gt;= 0.7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344" calcext:value-type="float">
            <text:p>344</text:p>
          </table:table-cell>
          <table:table-cell office:value-type="float" office:value="0.529231" calcext:value-type="float">
            <text:p>0.529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2" calcext:value-type="float">
            <text:p>22</text:p>
          </table:table-cell>
          <table:table-cell office:value-type="float" office:value="0.0338462" calcext:value-type="float">
            <text:p>0.0338462</text:p>
          </table:table-cell>
          <table:table-cell office:value-type="float" office:value="210" calcext:value-type="float">
            <text:p>210</text:p>
          </table:table-cell>
          <table:table-cell office:value-type="float" office:value="0.323077" calcext:value-type="float">
            <text:p>0.323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75, 0.8)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&gt;= 0.75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65" calcext:value-type="float">
            <text:p>365</text:p>
          </table:table-cell>
          <table:table-cell office:value-type="float" office:value="0.561538" calcext:value-type="float">
            <text:p>0.5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8, 0.85)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&gt;= 0.8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383" calcext:value-type="float">
            <text:p>383</text:p>
          </table:table-cell>
          <table:table-cell office:value-type="float" office:value="0.589231" calcext:value-type="float">
            <text:p>0.58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30" calcext:value-type="float">
            <text:p>30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261" calcext:value-type="float">
            <text:p>261</text:p>
          </table:table-cell>
          <table:table-cell office:value-type="float" office:value="0.401538" calcext:value-type="float">
            <text:p>0.4015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85, 0.9)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397" calcext:value-type="float">
            <text:p>397</text:p>
          </table:table-cell>
          <table:table-cell office:value-type="float" office:value="0.610769" calcext:value-type="float">
            <text:p>0.610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302" calcext:value-type="float">
            <text:p>302</text:p>
          </table:table-cell>
          <table:table-cell office:value-type="float" office:value="0.464615" calcext:value-type="float">
            <text:p>0.464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9, 0.95)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&gt;= 0.9</text:p>
          </table:table-cell>
          <table:table-cell office:value-type="float" office:value="25" calcext:value-type="float">
            <text:p>25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422" calcext:value-type="float">
            <text:p>422</text:p>
          </table:table-cell>
          <table:table-cell office:value-type="float" office:value="0.649231" calcext:value-type="float">
            <text:p>0.64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95, 1)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 0.95</text:p>
          </table:table-cell>
          <table:table-cell office:value-type="float" office:value="228" calcext:value-type="float">
            <text:p>228</text:p>
          </table:table-cell>
          <table:table-cell office:value-type="float" office:value="0.350769" calcext:value-type="float">
            <text:p>0.35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edpl</text:p>
          </table:table-cell>
          <table:table-cell table:number-columns-repeated="9"/>
          <table:table-cell office:value-type="string" calcext:value-type="string">
            <text:p>hist_edpl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566308" calcext:value-type="float">
            <text:p>0.00566308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0124892" calcext:value-type="float">
            <text:p>0.0124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0950455" calcext:value-type="float">
            <text:p>0.00950455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016609" calcext:value-type="float">
            <text:p>0.016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4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03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gt;= 0</text:p>
          </table:table-cell>
          <table:table-cell office:value-type="float" office:value="448" calcext:value-type="float">
            <text:p>448</text:p>
          </table:table-cell>
          <table:table-cell office:value-type="float" office:value="0.689231" calcext:value-type="float">
            <text:p>0.689231</text:p>
          </table:table-cell>
          <table:table-cell office:value-type="float" office:value="448" calcext:value-type="float">
            <text:p>448</text:p>
          </table:table-cell>
          <table:table-cell office:value-type="float" office:value="0.689231" calcext:value-type="float">
            <text:p>0.689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03)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&gt;= 0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03, 0.006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gt;= 0.003</text:p>
          </table:table-cell>
          <table:table-cell office:value-type="float" office:value="63" calcext:value-type="float">
            <text:p>63</text:p>
          </table:table-cell>
          <table:table-cell office:value-type="float" office:value="0.0969231" calcext:value-type="float">
            <text:p>0.0969231</text:p>
          </table:table-cell>
          <table:table-cell office:value-type="float" office:value="511" calcext:value-type="float">
            <text:p>511</text:p>
          </table:table-cell>
          <table:table-cell office:value-type="float" office:value="0.786154" calcext:value-type="float">
            <text:p>0.786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03, 0.006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gt;= 0.003</text:p>
          </table:table-cell>
          <table:table-cell office:value-type="float" office:value="69" calcext:value-type="float">
            <text:p>69</text:p>
          </table:table-cell>
          <table:table-cell office:value-type="float" office:value="0.106154" calcext:value-type="float">
            <text:p>0.106154</text:p>
          </table:table-cell>
          <table:table-cell office:value-type="float" office:value="359" calcext:value-type="float">
            <text:p>359</text:p>
          </table:table-cell>
          <table:table-cell office:value-type="float" office:value="0.552308" calcext:value-type="float">
            <text:p>0.55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006, 0.009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&gt;= 0.006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006, 0.009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&gt;= 0.006</text:p>
          </table:table-cell>
          <table:table-cell office:value-type="float" office:value="55" calcext:value-type="float">
            <text:p>55</text:p>
          </table:table-cell>
          <table:table-cell office:value-type="float" office:value="0.0846154" calcext:value-type="float">
            <text:p>0.0846154</text:p>
          </table:table-cell>
          <table:table-cell office:value-type="float" office:value="414" calcext:value-type="float">
            <text:p>414</text:p>
          </table:table-cell>
          <table:table-cell office:value-type="float" office:value="0.636923" calcext:value-type="float">
            <text:p>0.63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009, 0.012)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gt;= 0.009</text:p>
          </table:table-cell>
          <table:table-cell office:value-type="float" office:value="26" calcext:value-type="float">
            <text:p>26</text:p>
          </table:table-cell>
          <table:table-cell office:value-type="float" office:value="0.04" calcext:value-type="float">
            <text:p>0.04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009, 0.012)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gt;= 0.009</text:p>
          </table:table-cell>
          <table:table-cell office:value-type="float" office:value="31" calcext:value-type="float">
            <text:p>31</text:p>
          </table:table-cell>
          <table:table-cell office:value-type="float" office:value="0.0476923" calcext:value-type="float">
            <text:p>0.0476923</text:p>
          </table:table-cell>
          <table:table-cell office:value-type="float" office:value="445" calcext:value-type="float">
            <text:p>445</text:p>
          </table:table-cell>
          <table:table-cell office:value-type="float" office:value="0.684615" calcext:value-type="float">
            <text:p>0.684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012, 0.015)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gt;= 0.012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579" calcext:value-type="float">
            <text:p>579</text:p>
          </table:table-cell>
          <table:table-cell office:value-type="float" office:value="0.890769" calcext:value-type="float">
            <text:p>0.8907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012, 0.015)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gt;= 0.012</text:p>
          </table:table-cell>
          <table:table-cell office:value-type="float" office:value="38" calcext:value-type="float">
            <text:p>38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483" calcext:value-type="float">
            <text:p>483</text:p>
          </table:table-cell>
          <table:table-cell office:value-type="float" office:value="0.743077" calcext:value-type="float">
            <text:p>0.74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015, 0.018)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gt;= 0.015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595" calcext:value-type="float">
            <text:p>595</text:p>
          </table:table-cell>
          <table:table-cell office:value-type="float" office:value="0.915385" calcext:value-type="float">
            <text:p>0.91538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015, 0.018)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gt;= 0.015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497" calcext:value-type="float">
            <text:p>497</text:p>
          </table:table-cell>
          <table:table-cell office:value-type="float" office:value="0.764615" calcext:value-type="float">
            <text:p>0.764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018, 0.021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gt;= 0.018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018, 0.021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gt;= 0.018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021, 0.024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gt;= 0.021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16" calcext:value-type="float">
            <text:p>616</text:p>
          </table:table-cell>
          <table:table-cell office:value-type="float" office:value="0.947692" calcext:value-type="float">
            <text:p>0.94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021, 0.024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gt;= 0.021</text:p>
          </table:table-cell>
          <table:table-cell office:value-type="float" office:value="14" calcext:value-type="float">
            <text:p>14</text:p>
          </table:table-cell>
          <table:table-cell office:value-type="float" office:value="0.0215385" calcext:value-type="float">
            <text:p>0.0215385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024, 0.027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&gt;= 0.024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1" calcext:value-type="float">
            <text:p>621</text:p>
          </table:table-cell>
          <table:table-cell office:value-type="float" office:value="0.955385" calcext:value-type="float">
            <text:p>0.95538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024, 0.027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&gt;= 0.02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547" calcext:value-type="float">
            <text:p>547</text:p>
          </table:table-cell>
          <table:table-cell office:value-type="float" office:value="0.841538" calcext:value-type="float">
            <text:p>0.84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027, 0.03)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gt;= 0.02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27" calcext:value-type="float">
            <text:p>627</text:p>
          </table:table-cell>
          <table:table-cell office:value-type="float" office:value="0.964615" calcext:value-type="float">
            <text:p>0.9646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027, 0.03)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gt;= 0.027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559" calcext:value-type="float">
            <text:p>5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03, 0.033)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gt;= 0.03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30" calcext:value-type="float">
            <text:p>630</text:p>
          </table:table-cell>
          <table:table-cell office:value-type="float" office:value="0.969231" calcext:value-type="float">
            <text:p>0.9692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03, 0.033)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gt;= 0.03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67" calcext:value-type="float">
            <text:p>567</text:p>
          </table:table-cell>
          <table:table-cell office:value-type="float" office:value="0.872308" calcext:value-type="float">
            <text:p>0.872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033, 0.036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gt;= 0.033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2" calcext:value-type="float">
            <text:p>632</text:p>
          </table:table-cell>
          <table:table-cell office:value-type="float" office:value="0.972308" calcext:value-type="float">
            <text:p>0.972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033, 0.036)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&gt;= 0.033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75" calcext:value-type="float">
            <text:p>575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036, 0.039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&gt;= 0.03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4" calcext:value-type="float">
            <text:p>634</text:p>
          </table:table-cell>
          <table:table-cell office:value-type="float" office:value="0.975385" calcext:value-type="float">
            <text:p>0.9753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036, 0.039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&gt;= 0.036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79" calcext:value-type="float">
            <text:p>579</text:p>
          </table:table-cell>
          <table:table-cell office:value-type="float" office:value="0.890769" calcext:value-type="float">
            <text:p>0.89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039, 0.042)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&gt;= 0.039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039, 0.042)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&gt;= 0.039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89" calcext:value-type="float">
            <text:p>589</text:p>
          </table:table-cell>
          <table:table-cell office:value-type="float" office:value="0.906154" calcext:value-type="float">
            <text:p>0.906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042, 0.045)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&gt;= 0.042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0" calcext:value-type="float">
            <text:p>640</text:p>
          </table:table-cell>
          <table:table-cell office:value-type="float" office:value="0.984615" calcext:value-type="float">
            <text:p>0.9846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042, 0.045)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&gt;= 0.04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93" calcext:value-type="float">
            <text:p>593</text:p>
          </table:table-cell>
          <table:table-cell office:value-type="float" office:value="0.912308" calcext:value-type="float">
            <text:p>0.912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045, 0.048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gt;= 0.04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41" calcext:value-type="float">
            <text:p>641</text:p>
          </table:table-cell>
          <table:table-cell office:value-type="float" office:value="0.986154" calcext:value-type="float">
            <text:p>0.9861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045, 0.048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gt;= 0.045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600" calcext:value-type="float">
            <text:p>600</text:p>
          </table:table-cell>
          <table:table-cell office:value-type="float" office:value="0.923077" calcext:value-type="float">
            <text:p>0.923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048, 0.051)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&gt;= 0.048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048, 0.051)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&gt;= 0.048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051, 0.054)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&gt;= 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051, 0.054)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&gt;= 0.05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6" calcext:value-type="float">
            <text:p>606</text:p>
          </table:table-cell>
          <table:table-cell office:value-type="float" office:value="0.932308" calcext:value-type="float">
            <text:p>0.9323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054, 0.057)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gt;= 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0.990769" calcext:value-type="float">
            <text:p>0.9907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054, 0.057)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gt;= 0.05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057, 0.06)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.05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057, 0.06)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.057</text:p>
          </table:table-cell>
          <table:table-cell office:value-type="float" office:value="41" calcext:value-type="float">
            <text:p>41</text:p>
          </table:table-cell>
          <table:table-cell office:value-type="float" office:value="0.0630769" calcext:value-type="float">
            <text:p>0.063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wd_bu</text:p>
          </table:table-cell>
          <table:table-cell table:number-columns-repeated="9"/>
          <table:table-cell office:value-type="string" calcext:value-type="string">
            <text:p>hist_wd_bu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124923" calcext:value-type="float">
            <text:p>0.000124923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000396769" calcext:value-type="float">
            <text:p>0.000396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000299182" calcext:value-type="float">
            <text:p>0.000299182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000663833" calcext:value-type="float">
            <text:p>0.000663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001)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&gt;= 0</text:p>
          </table:table-cell>
          <table:table-cell office:value-type="float" office:value="582" calcext:value-type="float">
            <text:p>582</text:p>
          </table:table-cell>
          <table:table-cell office:value-type="float" office:value="0.895385" calcext:value-type="float">
            <text:p>0.895385</text:p>
          </table:table-cell>
          <table:table-cell office:value-type="float" office:value="582" calcext:value-type="float">
            <text:p>582</text:p>
          </table:table-cell>
          <table:table-cell office:value-type="float" office:value="0.895385" calcext:value-type="float">
            <text:p>0.895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001)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&gt;= 0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001, 0.0002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&gt;= 0.0001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93" calcext:value-type="float">
            <text:p>593</text:p>
          </table:table-cell>
          <table:table-cell office:value-type="float" office:value="0.912308" calcext:value-type="float">
            <text:p>0.91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001, 0.0002)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&gt;= 0.0001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472" calcext:value-type="float">
            <text:p>472</text:p>
          </table:table-cell>
          <table:table-cell office:value-type="float" office:value="0.726154" calcext:value-type="float">
            <text:p>0.72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0002, 0.0003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&gt;= 0.0002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0002, 0.0003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&gt;= 0.0002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487" calcext:value-type="float">
            <text:p>487</text:p>
          </table:table-cell>
          <table:table-cell office:value-type="float" office:value="0.749231" calcext:value-type="float">
            <text:p>0.749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0003, 0.0004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&gt;= 0.0003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09" calcext:value-type="float">
            <text:p>609</text:p>
          </table:table-cell>
          <table:table-cell office:value-type="float" office:value="0.936923" calcext:value-type="float">
            <text:p>0.9369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0003, 0.0004)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&gt;= 0.0003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96" calcext:value-type="float">
            <text:p>496</text:p>
          </table:table-cell>
          <table:table-cell office:value-type="float" office:value="0.763077" calcext:value-type="float">
            <text:p>0.76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0004, 0.0005)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&gt;= 0.000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12" calcext:value-type="float">
            <text:p>612</text:p>
          </table:table-cell>
          <table:table-cell office:value-type="float" office:value="0.941538" calcext:value-type="float">
            <text:p>0.94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0004, 0.0005)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&gt;= 0.000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783077" calcext:value-type="float">
            <text:p>0.78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0005, 0.0006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&gt;= 0.0005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18" calcext:value-type="float">
            <text:p>618</text:p>
          </table:table-cell>
          <table:table-cell office:value-type="float" office:value="0.950769" calcext:value-type="float">
            <text:p>0.950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0005, 0.0006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&gt;= 0.0005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0006, 0.0007)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&gt;= 0.0006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23" calcext:value-type="float">
            <text:p>623</text:p>
          </table:table-cell>
          <table:table-cell office:value-type="float" office:value="0.958462" calcext:value-type="float">
            <text:p>0.9584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0006, 0.0007)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&gt;= 0.0006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27" calcext:value-type="float">
            <text:p>527</text:p>
          </table:table-cell>
          <table:table-cell office:value-type="float" office:value="0.810769" calcext:value-type="float">
            <text:p>0.810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0007, 0.0008)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&gt;= 0.0007</text:p>
          </table:table-cell>
          <table:table-cell office:value-type="float" office:value="6" calcext:value-type="float">
            <text:p>6</text:p>
          </table:table-cell>
          <table:table-cell office:value-type="float" office:value="0.00923077" calcext:value-type="float">
            <text:p>0.00923077</text:p>
          </table:table-cell>
          <table:table-cell office:value-type="float" office:value="629" calcext:value-type="float">
            <text:p>629</text:p>
          </table:table-cell>
          <table:table-cell office:value-type="float" office:value="0.967692" calcext:value-type="float">
            <text:p>0.96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0007, 0.0008)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&gt;= 0.0007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34" calcext:value-type="float">
            <text:p>534</text:p>
          </table:table-cell>
          <table:table-cell office:value-type="float" office:value="0.821538" calcext:value-type="float">
            <text:p>0.82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0008, 0.0009)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&gt;= 0.0008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1" calcext:value-type="float">
            <text:p>631</text:p>
          </table:table-cell>
          <table:table-cell office:value-type="float" office:value="0.970769" calcext:value-type="float">
            <text:p>0.9707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0008, 0.0009)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&gt;= 0.0008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41" calcext:value-type="float">
            <text:p>541</text:p>
          </table:table-cell>
          <table:table-cell office:value-type="float" office:value="0.832308" calcext:value-type="float">
            <text:p>0.832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0009, 0.001)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gt;= 0.0009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3" calcext:value-type="float">
            <text:p>633</text:p>
          </table:table-cell>
          <table:table-cell office:value-type="float" office:value="0.973846" calcext:value-type="float">
            <text:p>0.973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0009, 0.001)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&gt;= 0.0009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45" calcext:value-type="float">
            <text:p>545</text:p>
          </table:table-cell>
          <table:table-cell office:value-type="float" office:value="0.838462" calcext:value-type="float">
            <text:p>0.838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001, 0.00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&gt;= 0.001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5" calcext:value-type="float">
            <text:p>635</text:p>
          </table:table-cell>
          <table:table-cell office:value-type="float" office:value="0.976923" calcext:value-type="float">
            <text:p>0.97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001, 0.0011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&gt;= 0.00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48" calcext:value-type="float">
            <text:p>548</text:p>
          </table:table-cell>
          <table:table-cell office:value-type="float" office:value="0.843077" calcext:value-type="float">
            <text:p>0.84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0011, 0.0012)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&gt;= 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.976923" calcext:value-type="float">
            <text:p>0.9769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0011, 0.0012)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&gt;= 0.0011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1" calcext:value-type="float">
            <text:p>551</text:p>
          </table:table-cell>
          <table:table-cell office:value-type="float" office:value="0.847692" calcext:value-type="float">
            <text:p>0.847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0012, 0.0013)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gt;= 0.0012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0012, 0.0013)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gt;= 0.0012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4" calcext:value-type="float">
            <text:p>554</text:p>
          </table:table-cell>
          <table:table-cell office:value-type="float" office:value="0.852308" calcext:value-type="float">
            <text:p>0.852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0013, 0.0014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&gt;= 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0013, 0.0014)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&gt;= 0.0013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56" calcext:value-type="float">
            <text:p>556</text:p>
          </table:table-cell>
          <table:table-cell office:value-type="float" office:value="0.855385" calcext:value-type="float">
            <text:p>0.855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0014, 0.0015)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&gt;= 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0014, 0.0015)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&gt;= 0.001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59" calcext:value-type="float">
            <text:p>55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0015, 0.0016)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&gt;= 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.978462" calcext:value-type="float">
            <text:p>0.9784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0015, 0.0016)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&gt;= 0.0015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0016, 0.0017)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&gt;= 0.001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38" calcext:value-type="float">
            <text:p>638</text:p>
          </table:table-cell>
          <table:table-cell office:value-type="float" office:value="0.981538" calcext:value-type="float">
            <text:p>0.9815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0016, 0.0017)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&gt;= 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861538" calcext:value-type="float">
            <text:p>0.86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0.0017, 0.0018)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&gt;= 0.0017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0.0017, 0.0018)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&gt;= 0.0017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563" calcext:value-type="float">
            <text:p>563</text:p>
          </table:table-cell>
          <table:table-cell office:value-type="float" office:value="0.866154" calcext:value-type="float">
            <text:p>0.86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0.0018, 0.0019)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&gt;= 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.983077" calcext:value-type="float">
            <text:p>0.9830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0.0018, 0.0019)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&gt;= 0.0018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565" calcext:value-type="float">
            <text:p>565</text:p>
          </table:table-cell>
          <table:table-cell office:value-type="float" office:value="0.869231" calcext:value-type="float">
            <text:p>0.86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0.0019, 0.002)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gt;= 0.0019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0.0019, 0.002)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gt;= 0.0019</text:p>
          </table:table-cell>
          <table:table-cell office:value-type="float" office:value="85" calcext:value-type="float">
            <text:p>85</text:p>
          </table:table-cell>
          <table:table-cell office:value-type="float" office:value="0.130769" calcext:value-type="float">
            <text:p>0.130769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ist_wd_pl</text:p>
          </table:table-cell>
          <table:table-cell table:number-columns-repeated="9"/>
          <table:table-cell office:value-type="string" calcext:value-type="string">
            <text:p>hist_wd_pl</text:p>
          </table:table-cell>
          <table:table-cell table:number-columns-repeated="8"/>
        </table:table-row>
        <table:table-row table:style-name="ro1"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9"/>
          <table:table-cell table:formula="of:===========================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sum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51446" calcext:value-type="float">
            <text:p>0.251446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float" office:value="0.468092" calcext:value-type="float">
            <text:p>0.468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341436" calcext:value-type="float">
            <text:p>0.341436</text:p>
          </table:table-cell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0.439101" calcext:value-type="float">
            <text:p>0.439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ange Start</text:p>
          </table:table-cell>
          <table:table-cell office:value-type="string" calcext:value-type="string">
            <text:p>Range End</text:p>
          </table:table-cell>
          <table:table-cell office:value-type="string" calcext:value-type="string">
            <text:p>Bin Name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Acc Val</text:p>
          </table:table-cell>
          <table:table-cell office:value-type="string" calcext:value-type="string">
            <text:p>Acc Pe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0, 0.06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 office:value-type="float" office:value="348" calcext:value-type="float">
            <text:p>348</text:p>
          </table:table-cell>
          <table:table-cell office:value-type="float" office:value="0.535385" calcext:value-type="float">
            <text:p>0.535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0, 0.06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&gt;= 0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  <table:table-cell office:value-type="float" office:value="231" calcext:value-type="float">
            <text:p>231</text:p>
          </table:table-cell>
          <table:table-cell office:value-type="float" office:value="0.355385" calcext:value-type="float">
            <text:p>0.355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0.06, 0.12)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&gt;= 0.06</text:p>
          </table:table-cell>
          <table:table-cell office:value-type="float" office:value="50" calcext:value-type="float">
            <text:p>50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398" calcext:value-type="float">
            <text:p>398</text:p>
          </table:table-cell>
          <table:table-cell office:value-type="float" office:value="0.612308" calcext:value-type="float">
            <text:p>0.612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0.06, 0.12)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&gt;= 0.06</text:p>
          </table:table-cell>
          <table:table-cell office:value-type="float" office:value="24" calcext:value-type="float">
            <text:p>24</text:p>
          </table:table-cell>
          <table:table-cell office:value-type="float" office:value="0.0369231" calcext:value-type="float">
            <text:p>0.0369231</text:p>
          </table:table-cell>
          <table:table-cell office:value-type="float" office:value="255" calcext:value-type="float">
            <text:p>255</text:p>
          </table:table-cell>
          <table:table-cell office:value-type="float" office:value="0.392308" calcext:value-type="float">
            <text:p>0.392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0.12, 0.18)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gt;= 0.12</text:p>
          </table:table-cell>
          <table:table-cell office:value-type="float" office:value="28" calcext:value-type="float">
            <text:p>28</text:p>
          </table:table-cell>
          <table:table-cell office:value-type="float" office:value="0.0430769" calcext:value-type="float">
            <text:p>0.0430769</text:p>
          </table:table-cell>
          <table:table-cell office:value-type="float" office:value="426" calcext:value-type="float">
            <text:p>426</text:p>
          </table:table-cell>
          <table:table-cell office:value-type="float" office:value="0.655385" calcext:value-type="float">
            <text:p>0.65538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0.12, 0.18)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gt;= 0.12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271" calcext:value-type="float">
            <text:p>271</text:p>
          </table:table-cell>
          <table:table-cell office:value-type="float" office:value="0.416923" calcext:value-type="float">
            <text:p>0.41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0.18, 0.24)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gt;= 0.18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449" calcext:value-type="float">
            <text:p>449</text:p>
          </table:table-cell>
          <table:table-cell office:value-type="float" office:value="0.690769" calcext:value-type="float">
            <text:p>0.69076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0.18, 0.24)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gt;= 0.18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290" calcext:value-type="float">
            <text:p>290</text:p>
          </table:table-cell>
          <table:table-cell office:value-type="float" office:value="0.446154" calcext:value-type="float">
            <text:p>0.446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0.24, 0.3)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4</text:p>
          </table:table-cell>
          <table:table-cell office:value-type="float" office:value="20" calcext:value-type="float">
            <text:p>2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469" calcext:value-type="float">
            <text:p>469</text:p>
          </table:table-cell>
          <table:table-cell office:value-type="float" office:value="0.721538" calcext:value-type="float">
            <text:p>0.721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0.24, 0.3)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&gt;= 0.24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03" calcext:value-type="float">
            <text:p>303</text:p>
          </table:table-cell>
          <table:table-cell office:value-type="float" office:value="0.466154" calcext:value-type="float">
            <text:p>0.466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0.3, 0.36)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&gt;= 0.3</text:p>
          </table:table-cell>
          <table:table-cell office:value-type="float" office:value="12" calcext:value-type="float">
            <text:p>12</text:p>
          </table:table-cell>
          <table:table-cell office:value-type="float" office:value="0.0184615" calcext:value-type="float">
            <text:p>0.0184615</text:p>
          </table:table-cell>
          <table:table-cell office:value-type="float" office:value="481" calcext:value-type="float">
            <text:p>48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0.3, 0.36)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&gt;= 0.3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324" calcext:value-type="float">
            <text:p>324</text:p>
          </table:table-cell>
          <table:table-cell office:value-type="float" office:value="0.498462" calcext:value-type="float">
            <text:p>0.498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0.36, 0.42)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&gt;= 0.36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489" calcext:value-type="float">
            <text:p>489</text:p>
          </table:table-cell>
          <table:table-cell office:value-type="float" office:value="0.752308" calcext:value-type="float">
            <text:p>0.75230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[0.36, 0.42)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&gt;= 0.36</text:p>
          </table:table-cell>
          <table:table-cell office:value-type="float" office:value="19" calcext:value-type="float">
            <text:p>19</text:p>
          </table:table-cell>
          <table:table-cell office:value-type="float" office:value="0.0292308" calcext:value-type="float">
            <text:p>0.0292308</text:p>
          </table:table-cell>
          <table:table-cell office:value-type="float" office:value="343" calcext:value-type="float">
            <text:p>343</text:p>
          </table:table-cell>
          <table:table-cell office:value-type="float" office:value="0.527692" calcext:value-type="float">
            <text:p>0.527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0.42, 0.48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gt;= 0.42</text:p>
          </table:table-cell>
          <table:table-cell office:value-type="float" office:value="18" calcext:value-type="float">
            <text:p>18</text:p>
          </table:table-cell>
          <table:table-cell office:value-type="float" office:value="0.0276923" calcext:value-type="float">
            <text:p>0.0276923</text:p>
          </table:table-cell>
          <table:table-cell office:value-type="float" office:value="507" calcext:value-type="float">
            <text:p>50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0.42, 0.48)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&gt;= 0.42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56" calcext:value-type="float">
            <text:p>356</text:p>
          </table:table-cell>
          <table:table-cell office:value-type="float" office:value="0.547692" calcext:value-type="float">
            <text:p>0.547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0.48, 0.54)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gt;= 0.48</text:p>
          </table:table-cell>
          <table:table-cell office:value-type="float" office:value="7" calcext:value-type="float">
            <text:p>7</text:p>
          </table:table-cell>
          <table:table-cell office:value-type="float" office:value="0.0107692" calcext:value-type="float">
            <text:p>0.0107692</text:p>
          </table:table-cell>
          <table:table-cell office:value-type="float" office:value="514" calcext:value-type="float">
            <text:p>514</text:p>
          </table:table-cell>
          <table:table-cell office:value-type="float" office:value="0.790769" calcext:value-type="float">
            <text:p>0.7907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[0.48, 0.54)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gt;= 0.48</text:p>
          </table:table-cell>
          <table:table-cell office:value-type="float" office:value="15" calcext:value-type="float">
            <text:p>15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371" calcext:value-type="float">
            <text:p>371</text:p>
          </table:table-cell>
          <table:table-cell office:value-type="float" office:value="0.570769" calcext:value-type="float">
            <text:p>0.570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0.54, 0.6)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4</text:p>
          </table:table-cell>
          <table:table-cell office:value-type="float" office:value="16" calcext:value-type="float">
            <text:p>16</text:p>
          </table:table-cell>
          <table:table-cell office:value-type="float" office:value="0.0246154" calcext:value-type="float">
            <text:p>0.0246154</text:p>
          </table:table-cell>
          <table:table-cell office:value-type="float" office:value="530" calcext:value-type="float">
            <text:p>530</text:p>
          </table:table-cell>
          <table:table-cell office:value-type="float" office:value="0.815385" calcext:value-type="float">
            <text:p>0.81538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[0.54, 0.6)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&gt;= 0.54</text:p>
          </table:table-cell>
          <table:table-cell office:value-type="float" office:value="23" calcext:value-type="float">
            <text:p>23</text:p>
          </table:table-cell>
          <table:table-cell office:value-type="float" office:value="0.0353846" calcext:value-type="float">
            <text:p>0.0353846</text:p>
          </table:table-cell>
          <table:table-cell office:value-type="float" office:value="394" calcext:value-type="float">
            <text:p>394</text:p>
          </table:table-cell>
          <table:table-cell office:value-type="float" office:value="0.606154" calcext:value-type="float">
            <text:p>0.60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0.6, 0.66)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&gt;= 0.6</text:p>
          </table:table-cell>
          <table:table-cell office:value-type="float" office:value="10" calcext:value-type="float">
            <text:p>10</text:p>
          </table:table-cell>
          <table:table-cell office:value-type="float" office:value="0.0153846" calcext:value-type="float">
            <text:p>0.0153846</text:p>
          </table:table-cell>
          <table:table-cell office:value-type="float" office:value="540" calcext:value-type="float">
            <text:p>540</text:p>
          </table:table-cell>
          <table:table-cell office:value-type="float" office:value="0.830769" calcext:value-type="float">
            <text:p>0.830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[0.6, 0.66)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&gt;= 0.6</text:p>
          </table:table-cell>
          <table:table-cell office:value-type="float" office:value="20" calcext:value-type="float">
            <text:p>20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414" calcext:value-type="float">
            <text:p>414</text:p>
          </table:table-cell>
          <table:table-cell office:value-type="float" office:value="0.636923" calcext:value-type="float">
            <text:p>0.636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0.66, 0.72)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gt;= 0.66</text:p>
          </table:table-cell>
          <table:table-cell office:value-type="float" office:value="44" calcext:value-type="float">
            <text:p>44</text:p>
          </table:table-cell>
          <table:table-cell office:value-type="float" office:value="0.0676923" calcext:value-type="float">
            <text:p>0.0676923</text:p>
          </table:table-cell>
          <table:table-cell office:value-type="float" office:value="584" calcext:value-type="float">
            <text:p>584</text:p>
          </table:table-cell>
          <table:table-cell office:value-type="float" office:value="0.898462" calcext:value-type="float">
            <text:p>0.898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0.66, 0.72)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gt;= 0.66</text:p>
          </table:table-cell>
          <table:table-cell office:value-type="float" office:value="58" calcext:value-type="float">
            <text:p>58</text:p>
          </table:table-cell>
          <table:table-cell office:value-type="float" office:value="0.0892308" calcext:value-type="float">
            <text:p>0.0892308</text:p>
          </table:table-cell>
          <table:table-cell office:value-type="float" office:value="472" calcext:value-type="float">
            <text:p>472</text:p>
          </table:table-cell>
          <table:table-cell office:value-type="float" office:value="0.726154" calcext:value-type="float">
            <text:p>0.726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0.72, 0.78)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gt;= 0.7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88" calcext:value-type="float">
            <text:p>588</text:p>
          </table:table-cell>
          <table:table-cell office:value-type="float" office:value="0.904615" calcext:value-type="float">
            <text:p>0.9046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0.72, 0.78)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gt;= 0.72</text:p>
          </table:table-cell>
          <table:table-cell office:value-type="float" office:value="9" calcext:value-type="float">
            <text:p>9</text:p>
          </table:table-cell>
          <table:table-cell office:value-type="float" office:value="0.0138462" calcext:value-type="float">
            <text:p>0.0138462</text:p>
          </table:table-cell>
          <table:table-cell office:value-type="float" office:value="481" calcext:value-type="float">
            <text:p>48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0.78, 0.84)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gt;= 0.78</text:p>
          </table:table-cell>
          <table:table-cell office:value-type="float" office:value="11" calcext:value-type="float">
            <text:p>11</text:p>
          </table:table-cell>
          <table:table-cell office:value-type="float" office:value="0.0169231" calcext:value-type="float">
            <text:p>0.0169231</text:p>
          </table:table-cell>
          <table:table-cell office:value-type="float" office:value="599" calcext:value-type="float">
            <text:p>599</text:p>
          </table:table-cell>
          <table:table-cell office:value-type="float" office:value="0.921538" calcext:value-type="float">
            <text:p>0.92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[0.78, 0.84)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gt;= 0.78</text:p>
          </table:table-cell>
          <table:table-cell office:value-type="float" office:value="21" calcext:value-type="float">
            <text:p>21</text:p>
          </table:table-cell>
          <table:table-cell office:value-type="float" office:value="0.0323077" calcext:value-type="float">
            <text:p>0.0323077</text:p>
          </table:table-cell>
          <table:table-cell office:value-type="float" office:value="502" calcext:value-type="float">
            <text:p>502</text:p>
          </table:table-cell>
          <table:table-cell office:value-type="float" office:value="0.772308" calcext:value-type="float">
            <text:p>0.772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0.84, 0.9)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4</text:p>
          </table:table-cell>
          <table:table-cell office:value-type="float" office:value="3" calcext:value-type="float">
            <text:p>3</text:p>
          </table:table-cell>
          <table:table-cell office:value-type="float" office:value="0.00461538" calcext:value-type="float">
            <text:p>0.00461538</text:p>
          </table:table-cell>
          <table:table-cell office:value-type="float" office:value="602" calcext:value-type="float">
            <text:p>602</text:p>
          </table:table-cell>
          <table:table-cell office:value-type="float" office:value="0.926154" calcext:value-type="float">
            <text:p>0.9261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[0.84, 0.9)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gt;= 0.84</text:p>
          </table:table-cell>
          <table:table-cell office:value-type="float" office:value="8" calcext:value-type="float">
            <text:p>8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510" calcext:value-type="float">
            <text:p>510</text:p>
          </table:table-cell>
          <table:table-cell office:value-type="float" office:value="0.784615" calcext:value-type="float">
            <text:p>0.78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0.9, 0.96)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gt;= 0.9</text:p>
          </table:table-cell>
          <table:table-cell office:value-type="float" office:value="1" calcext:value-type="float">
            <text:p>1</text:p>
          </table:table-cell>
          <table:table-cell office:value-type="float" office:value="0.00153846" calcext:value-type="float">
            <text:p>0.00153846</text:p>
          </table:table-cell>
          <table:table-cell office:value-type="float" office:value="603" calcext:value-type="float">
            <text:p>603</text:p>
          </table:table-cell>
          <table:table-cell office:value-type="float" office:value="0.927692" calcext:value-type="float">
            <text:p>0.9276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[0.9, 0.96)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gt;= 0.9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15" calcext:value-type="float">
            <text:p>515</text:p>
          </table:table-cell>
          <table:table-cell office:value-type="float" office:value="0.792308" calcext:value-type="float">
            <text:p>0.792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0.96, 1.02)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gt;= 0.96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05" calcext:value-type="float">
            <text:p>605</text:p>
          </table:table-cell>
          <table:table-cell office:value-type="float" office:value="0.930769" calcext:value-type="float">
            <text:p>0.930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[0.96, 1.02)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&gt;= 0.96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520" calcext:value-type="float">
            <text:p>5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1.02, 1.08)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gt;= 1.02</text:p>
          </table:table-cell>
          <table:table-cell office:value-type="float" office:value="2" calcext:value-type="float">
            <text:p>2</text:p>
          </table:table-cell>
          <table:table-cell office:value-type="float" office:value="0.00307692" calcext:value-type="float">
            <text:p>0.00307692</text:p>
          </table:table-cell>
          <table:table-cell office:value-type="float" office:value="607" calcext:value-type="float">
            <text:p>607</text:p>
          </table:table-cell>
          <table:table-cell office:value-type="float" office:value="0.933846" calcext:value-type="float">
            <text:p>0.9338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[1.02, 1.08)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&gt;= 1.02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24" calcext:value-type="float">
            <text:p>524</text:p>
          </table:table-cell>
          <table:table-cell office:value-type="float" office:value="0.806154" calcext:value-type="float">
            <text:p>0.80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1.08, 1.14)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gt;= 1.08</text:p>
          </table:table-cell>
          <table:table-cell office:value-type="float" office:value="5" calcext:value-type="float">
            <text:p>5</text:p>
          </table:table-cell>
          <table:table-cell office:value-type="float" office:value="0.00769231" calcext:value-type="float">
            <text:p>0.00769231</text:p>
          </table:table-cell>
          <table:table-cell office:value-type="float" office:value="612" calcext:value-type="float">
            <text:p>612</text:p>
          </table:table-cell>
          <table:table-cell office:value-type="float" office:value="0.941538" calcext:value-type="float">
            <text:p>0.9415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[1.08, 1.14)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&gt;= 1.08</text:p>
          </table:table-cell>
          <table:table-cell office:value-type="float" office:value="4" calcext:value-type="float">
            <text:p>4</text:p>
          </table:table-cell>
          <table:table-cell office:value-type="float" office:value="0.00615385" calcext:value-type="float">
            <text:p>0.00615385</text:p>
          </table:table-cell>
          <table:table-cell office:value-type="float" office:value="528" calcext:value-type="float">
            <text:p>528</text:p>
          </table:table-cell>
          <table:table-cell office:value-type="float" office:value="0.812308" calcext:value-type="float">
            <text:p>0.812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1.14, 1.2)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4</text:p>
          </table:table-cell>
          <table:table-cell office:value-type="float" office:value="38" calcext:value-type="float">
            <text:p>38</text:p>
          </table:table-cell>
          <table:table-cell office:value-type="float" office:value="0.0584615" calcext:value-type="float">
            <text:p>0.0584615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[1.14, 1.2)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&gt;= 1.14</text:p>
          </table:table-cell>
          <table:table-cell office:value-type="float" office:value="122" calcext:value-type="float">
            <text:p>122</text:p>
          </table:table-cell>
          <table:table-cell office:value-type="float" office:value="0.187692" calcext:value-type="float">
            <text:p>0.187692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7-12T14:40:03.054906454</meta:creation-date>
    <dc:date>2018-07-12T14:49:59.614431189</dc:date>
    <dc:creator>Lucas Czech</dc:creator>
    <meta:editing-duration>PT5M4S</meta:editing-duration>
    <meta:editing-cycles>2</meta:editing-cycles>
    <meta:generator>LibreOffice/4.2.8.2$Linux_X86_64 LibreOffice_project/420m0$Build-2</meta:generator>
    <meta:document-statistic meta:table-count="1" meta:cell-count="197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51cm" svg:y="0.315cm" chart:style-name="ch2">
          <text:p>LWR of most probable placement</text:p>
        </chart:title>
        <chart:legend chart:legend-position="end" svg:x="14.398cm" svg:y="3.925cm" style:legend-expansion="high" chart:style-name="ch3"/>
        <chart:plot-area chart:style-name="ch4" table:cell-range-address="Long.E9:Long.F29 Long.P9:Long.P29" chart:data-source-has-labels="both" svg:x="0.32cm" svg:y="1.316cm" svg:width="13.758cm" svg:height="7.504cm">
          <chartooo:coordinate-region svg:x="1.206cm" svg:y="1.529cm" svg:width="12.872cm" svg:height="6.014cm"/>
          <chart:axis chart:dimension="x" chart:name="primary-x" chart:style-name="ch5" chartooo:axis-type="auto">
            <chartooo:date-scale/>
            <chart:categories table:cell-range-address="Long.E10:Long.E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10:Long.F29" chart:label-cell-address="Long.F9:Long.F9" chart:class="chart:bar">
            <chart:data-point chart:repeated="20"/>
          </chart:series>
          <chart:series chart:style-name="ch9" chart:values-cell-range-address="Long.P10:Long.P29" chart:label-cell-address="Long.P9:Long.P9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9:Long.F9</svg:desc>
                </draw:g>
              </table:table-cell>
              <table:table-cell office:value-type="string">
                <text:p>V4</text:p>
                <draw:g>
                  <svg:desc>Long.P9:Long.P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0:Long.E29</svg:desc>
                </draw:g>
              </table:table-cell>
              <table:table-cell office:value-type="float" office:value="0">
                <text:p>0</text:p>
                <draw:g>
                  <svg:desc>Long.F10:Long.F29</svg:desc>
                </draw:g>
              </table:table-cell>
              <table:table-cell office:value-type="float" office:value="9">
                <text:p>9</text:p>
                <draw:g>
                  <svg:desc>Long.P10:Long.P29</svg:desc>
                </draw:g>
              </table:table-cell>
            </table:table-row>
            <table:table-row>
              <table:table-cell office:value-type="string">
                <text:p>&gt;= 0.0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 0.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&gt;= 0.15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= 0.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&gt;= 0.3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4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&gt;= 0.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5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6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7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 0.8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95</text:p>
              </table:table-cell>
              <table:table-cell office:value-type="float" office:value="348">
                <text:p>34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7cm" svg:y="0.315cm" chart:style-name="ch2">
          <text:p>LWR of placed read</text:p>
        </chart:title>
        <chart:legend chart:legend-position="end" svg:x="14.398cm" svg:y="3.925cm" style:legend-expansion="high" chart:style-name="ch3"/>
        <chart:plot-area chart:style-name="ch4" table:cell-range-address="Long.E38:Long.F58 Long.P38:Long.P58" chart:data-source-has-labels="both" svg:x="0.32cm" svg:y="1.316cm" svg:width="13.758cm" svg:height="7.504cm">
          <chartooo:coordinate-region svg:x="1.206cm" svg:y="1.529cm" svg:width="12.872cm" svg:height="6.014cm"/>
          <chart:axis chart:dimension="x" chart:name="primary-x" chart:style-name="ch5" chartooo:axis-type="auto">
            <chartooo:date-scale/>
            <chart:categories table:cell-range-address="Long.E39:Long.E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39:Long.F58" chart:label-cell-address="Long.F38:Long.F38" chart:class="chart:bar">
            <chart:data-point chart:repeated="20"/>
          </chart:series>
          <chart:series chart:style-name="ch9" chart:values-cell-range-address="Long.P39:Long.P58" chart:label-cell-address="Long.P38:Long.P38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38:Long.F38</svg:desc>
                </draw:g>
              </table:table-cell>
              <table:table-cell office:value-type="string">
                <text:p>V4</text:p>
                <draw:g>
                  <svg:desc>Long.P38:Long.P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39:Long.E58</svg:desc>
                </draw:g>
              </table:table-cell>
              <table:table-cell office:value-type="float" office:value="0">
                <text:p>0</text:p>
                <draw:g>
                  <svg:desc>Long.F39:Long.F58</svg:desc>
                </draw:g>
              </table:table-cell>
              <table:table-cell office:value-type="float" office:value="9">
                <text:p>9</text:p>
                <draw:g>
                  <svg:desc>Long.P39:Long.P58</svg:desc>
                </draw:g>
              </table:table-cell>
            </table:table-row>
            <table:table-row>
              <table:table-cell office:value-type="string">
                <text:p>&gt;= 0.0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&gt;= 0.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&gt;= 0.15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&gt;= 0.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48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&gt;= 0.3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4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&gt;= 0.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5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65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7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&gt;= 0.8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&gt;= 0.95</text:p>
              </table:table-cell>
              <table:table-cell office:value-type="float" office:value="348">
                <text:p>348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7cm" svg:y="0.315cm" chart:style-name="ch2">
          <text:p>EDPL</text:p>
        </chart:title>
        <chart:legend chart:legend-position="end" svg:x="14.398cm" svg:y="3.925cm" style:legend-expansion="high" chart:style-name="ch3"/>
        <chart:plot-area chart:style-name="ch4" table:cell-range-address="Long.E67:Long.F87 Long.P67:Long.P87" chart:data-source-has-labels="both" svg:x="0.32cm" svg:y="1.316cm" svg:width="13.758cm" svg:height="7.504cm">
          <chartooo:coordinate-region svg:x="1.206cm" svg:y="1.529cm" svg:width="12.872cm" svg:height="5.715cm"/>
          <chart:axis chart:dimension="x" chart:name="primary-x" chart:style-name="ch5" chartooo:axis-type="auto">
            <chartooo:date-scale/>
            <chart:categories table:cell-range-address="Long.E68:Long.E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68:Long.F87" chart:label-cell-address="Long.F67:Long.F67" chart:class="chart:bar">
            <chart:data-point chart:repeated="20"/>
          </chart:series>
          <chart:series chart:style-name="ch9" chart:values-cell-range-address="Long.P68:Long.P87" chart:label-cell-address="Long.P67:Long.P67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</text:p>
                <draw:g>
                  <svg:desc>Long.F67:Long.F67</svg:desc>
                </draw:g>
              </table:table-cell>
              <table:table-cell office:value-type="string">
                <text:p>V4</text:p>
                <draw:g>
                  <svg:desc>Long.P67:Long.P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68:Long.E87</svg:desc>
                </draw:g>
              </table:table-cell>
              <table:table-cell office:value-type="float" office:value="448">
                <text:p>448</text:p>
                <draw:g>
                  <svg:desc>Long.F68:Long.F87</svg:desc>
                </draw:g>
              </table:table-cell>
              <table:table-cell office:value-type="float" office:value="290">
                <text:p>290</text:p>
                <draw:g>
                  <svg:desc>Long.P68:Long.P87</svg:desc>
                </draw:g>
              </table:table-cell>
            </table:table-row>
            <table:table-row>
              <table:table-cell office:value-type="string">
                <text:p>&gt;= 0.003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&gt;= 0.006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&gt;= 0.00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&gt;= 0.012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&gt;= 0.0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018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0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= 0.02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02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&gt;= 0.0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03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0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3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&gt;= 0.04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4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4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5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5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9cm" svg:y="0.315cm" chart:style-name="ch2">
          <text:p>Distance (branch length units)</text:p>
        </chart:title>
        <chart:legend chart:legend-position="end" svg:x="14.308cm" svg:y="3.925cm" style:legend-expansion="high" chart:style-name="ch3"/>
        <chart:plot-area chart:style-name="ch4" table:cell-range-address="Long.E96:Long.F116 Long.P96:Long.P116" chart:data-source-has-labels="both" svg:x="0.32cm" svg:y="1.316cm" svg:width="13.668cm" svg:height="7.504cm">
          <chartooo:coordinate-region svg:x="1.206cm" svg:y="1.529cm" svg:width="12.782cm" svg:height="5.565cm"/>
          <chart:axis chart:dimension="x" chart:name="primary-x" chart:style-name="ch5" chartooo:axis-type="auto">
            <chartooo:date-scale/>
            <chart:categories table:cell-range-address="Long.E97:Long.E1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97:Long.F116" chart:label-cell-address="Long.F96:Long.F96" chart:class="chart:bar">
            <chart:data-point chart:repeated="20"/>
          </chart:series>
          <chart:series chart:style-name="ch9" chart:values-cell-range-address="Long.P97:Long.P116" chart:label-cell-address="Long.P96:Long.P9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Long.F96:Long.F96</svg:desc>
                </draw:g>
              </table:table-cell>
              <table:table-cell office:value-type="string">
                <text:p>Value</text:p>
                <draw:g>
                  <svg:desc>Long.P96:Long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97:Long.E116</svg:desc>
                </draw:g>
              </table:table-cell>
              <table:table-cell office:value-type="float" office:value="582">
                <text:p>582</text:p>
                <draw:g>
                  <svg:desc>Long.F97:Long.F116</svg:desc>
                </draw:g>
              </table:table-cell>
              <table:table-cell office:value-type="float" office:value="449">
                <text:p>449</text:p>
                <draw:g>
                  <svg:desc>Long.P97:Long.P116</svg:desc>
                </draw:g>
              </table:table-cell>
            </table:table-row>
            <table:table-row>
              <table:table-cell office:value-type="string">
                <text:p>&gt;= 0.000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000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 0.00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 0.000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000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= 0.00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= 0.000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0.0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 0.00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= 0.00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= 0.00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= 0.0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= 0.0019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5cm" chart:style-name="ch2">
          <text:p>Distance (number of edges)</text:p>
        </chart:title>
        <chart:legend chart:legend-position="end" svg:x="14.308cm" svg:y="3.925cm" style:legend-expansion="high" chart:style-name="ch3"/>
        <chart:plot-area chart:style-name="ch4" table:cell-range-address="Long.E125:Long.F145 Long.P125:Long.P145" chart:data-source-has-labels="both" svg:x="0.32cm" svg:y="1.316cm" svg:width="13.668cm" svg:height="7.504cm">
          <chartooo:coordinate-region svg:x="1.206cm" svg:y="1.529cm" svg:width="12.782cm" svg:height="5.864cm"/>
          <chart:axis chart:dimension="x" chart:name="primary-x" chart:style-name="ch5" chartooo:axis-type="auto">
            <chartooo:date-scale/>
            <chart:categories table:cell-range-address="Long.E126:Long.E1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ng.F126:Long.F145" chart:label-cell-address="Long.F125:Long.F125" chart:class="chart:bar">
            <chart:data-point chart:repeated="20"/>
          </chart:series>
          <chart:series chart:style-name="ch9" chart:values-cell-range-address="Long.P126:Long.P145" chart:label-cell-address="Long.P125:Long.P12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Long.F125:Long.F125</svg:desc>
                </draw:g>
              </table:table-cell>
              <table:table-cell office:value-type="string">
                <text:p>Value</text:p>
                <draw:g>
                  <svg:desc>Long.P125:Long.P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gt;= 0</text:p>
                <draw:g>
                  <svg:desc>Long.E126:Long.E145</svg:desc>
                </draw:g>
              </table:table-cell>
              <table:table-cell office:value-type="float" office:value="348">
                <text:p>348</text:p>
                <draw:g>
                  <svg:desc>Long.F126:Long.F145</svg:desc>
                </draw:g>
              </table:table-cell>
              <table:table-cell office:value-type="float" office:value="231">
                <text:p>231</text:p>
                <draw:g>
                  <svg:desc>Long.P126:Long.P145</svg:desc>
                </draw:g>
              </table:table-cell>
            </table:table-row>
            <table:table-row>
              <table:table-cell office:value-type="string">
                <text:p>&gt;= 0.06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&gt;= 0.1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&gt;= 0.1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24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3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3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&gt;= 0.4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&gt;= 0.4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= 0.5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= 0.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&gt;= 0.66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&gt;= 0.7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&gt;= 0.7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&gt;= 0.8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= 0.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 0.9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&gt;= 1.0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1.0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&gt;= 1.14</text:p>
              </table:table-cell>
              <table:table-cell office:value-type="float" office:value="38">
                <text:p>38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